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Writer.put( final ByteVecto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Write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Writer.FieldWriter( final ClassWriter cw , final int access , final String name , final String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Writ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